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76000000409455F125F910F5E5.png" manifest:media-type="image/png"/>
  <manifest:file-entry manifest:full-path="Pictures/100000010000007A00000056325CDB5695B2A3EB.png" manifest:media-type="image/png"/>
  <manifest:file-entry manifest:full-path="Pictures/100000010000007200000042D16A1C03837EAE41.png" manifest:media-type="image/png"/>
  <manifest:file-entry manifest:full-path="Pictures/100000010000013A00000048FBE6C176D4275B87.png" manifest:media-type="image/png"/>
  <manifest:file-entry manifest:full-path="Pictures/100000010000014600000056C9F2039017DB951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7.868cm" fo:min-width="2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4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5.648cm" fo:min-width="23.298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184cm" fo:min-width="4.328cm" fo:padding-top="0.151cm" fo:padding-bottom="0.151cm" fo:padding-left="0.276cm" fo:padding-right="0.276cm"/>
    </style:style>
    <style:style style:name="gr7" style:family="graphic" style:parent-style-name="standard">
      <style:graphic-properties svg:stroke-width="0.102cm" svg:stroke-color="#780373" draw:marker-start-width="0.356cm" draw:marker-end-width="0.356cm" draw:fill="none" draw:textarea-horizontal-align="justify" draw:textarea-vertical-align="middle" draw:auto-grow-height="false" fo:min-height="3.114cm" fo:min-width="6.665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ea7500" draw:marker-start-width="0.356cm" draw:marker-end-width="0.356cm" draw:fill="none" draw:textarea-horizontal-align="justify" draw:textarea-vertical-align="middle" draw:auto-grow-height="false" fo:min-height="3.184cm" fo:min-width="6.752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2.737cm" fo:min-width="23.298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3.237cm" fo:min-width="23.298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3" style:family="graphic" style:parent-style-name="objectwithoutfill">
      <style:graphic-properties svg:stroke-width="0.102cm" svg:stroke-color="#ea75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355269" loext:opacity="100%" loext:color-lum-mod="100%" loext:color-lum-off="0%"/>
    </style:style>
    <style:style style:name="P4" style:family="paragraph">
      <loext:graphic-properties draw:fill="none" draw:fill-color="#ffffff"/>
      <style:text-properties fo:color="#127622" loext:opacity="100%" loext:color-lum-mod="100%" loext:color-lum-off="0%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49cm" svg:height="1.516cm" svg:x="7.642cm" svg:y="7.276cm">
          <draw:image xlink:href="Pictures/100000010000014600000056C9F2039017DB951A.png" xlink:type="simple" xlink:show="embed" xlink:actuate="onLoad" draw:mime-type="image/png">
            <text:p/>
          </draw:image>
        </draw:frame>
        <draw:frame draw:style-name="gr1" draw:text-style-name="P1" draw:layer="layout" svg:width="5.537cm" svg:height="1.269cm" svg:x="17.154cm" svg:y="7.292cm">
          <draw:image xlink:href="Pictures/100000010000013A00000048FBE6C176D4275B87.png" xlink:type="simple" xlink:show="embed" xlink:actuate="onLoad" draw:mime-type="image/png">
            <text:p/>
          </draw:image>
        </draw:frame>
        <draw:custom-shape draw:style-name="gr2" draw:text-style-name="P1" draw:layer="layout" svg:width="26cm" svg:height="18.118cm" svg:x="1.991cm" svg:y="1.89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91cm" svg:height="0.962cm" svg:x="23.591cm" svg:y="0.892cm">
          <draw:text-box>
            <text:p>Population</text:p>
          </draw:text-box>
        </draw:frame>
        <draw:custom-shape draw:style-name="gr4" draw:text-style-name="P1" draw:layer="layout" svg:width="23.9cm" svg:height="6cm" svg:x="3.168cm" svg:y="3.30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6cm" svg:height="0.962cm" svg:x="24.091cm" svg:y="2.292cm">
          <draw:text-box>
            <text:p><text:span text:style-name="T1">Parents</text:span></text:p>
          </draw:text-box>
        </draw:frame>
        <draw:frame draw:style-name="gr1" draw:text-style-name="P1" draw:layer="layout" svg:width="3.282cm" svg:height="1.9cm" svg:x="5.691cm" svg:y="5.092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3.791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1cm" svg:y="5.081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1.692cm" svg:y="4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1cm" svg:y="5.092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9.693cm" svg:y="4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275cm" svg:height="4.9cm" svg:x="5.116cm" svg:y="3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4cm" svg:height="5cm" svg:x="15.191cm" svg:y="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3.9cm" svg:height="3.089cm" svg:x="3.168cm" svg:y="10.90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82cm" svg:height="1.9cm" svg:x="5.692cm" svg:y="11.479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3.792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2cm" svg:y="11.468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1.693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2cm" svg:y="11.479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9.694cm" svg:y="1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229cm" svg:height="0.962cm" svg:x="24.491cm" svg:y="9.892cm">
          <draw:text-box>
            <text:p>Mates</text:p>
          </draw:text-box>
        </draw:frame>
        <draw:custom-shape draw:style-name="gr11" draw:text-style-name="P1" draw:layer="layout" svg:width="23.9cm" svg:height="3.589cm" svg:x="3.168cm" svg:y="16.003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063cm" svg:height="0.962cm" svg:x="24.291cm" svg:y="14.992cm">
          <draw:text-box>
            <text:p><text:span text:style-name="T2">Offspring</text:span></text:p>
          </draw:text-box>
        </draw:frame>
        <draw:frame draw:style-name="gr1" draw:text-style-name="P1" draw:layer="layout" svg:width="3.282cm" svg:height="1.9cm" svg:x="5.693cm" svg:y="16.866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3.793cm" svg:y="1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3cm" svg:y="16.855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1.694cm" svg:y="1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3cm" svg:y="16.866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6" draw:text-style-name="P1" draw:layer="layout" svg:width="6.9cm" svg:height="2.1cm" svg:x="19.695cm" svg:y="1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1.791cm" svg:y1="8.891cm" svg:x2="22.991cm" svg:y2="11.292cm">
          <text:p/>
        </draw:line>
        <draw:line draw:style-name="gr13" draw:text-style-name="P1" draw:layer="layout" svg:x1="17.966cm" svg:y1="8.666cm" svg:x2="16.891cm" svg:y2="11.291cm">
          <text:p/>
        </draw:line>
        <draw:line draw:style-name="gr13" draw:text-style-name="P1" draw:layer="layout" svg:x1="16.092cm" svg:y1="7.941cm" svg:x2="10.591cm" svg:y2="11.991cm">
          <text:p/>
        </draw:line>
        <draw:line draw:style-name="gr13" draw:text-style-name="P1" draw:layer="layout" svg:x1="9.691cm" svg:y1="13.066cm" svg:x2="13.791cm" svg:y2="16.691cm">
          <text:p/>
        </draw:line>
        <draw:line draw:style-name="gr13" draw:text-style-name="P1" draw:layer="layout" svg:x1="15.166cm" svg:y1="13.441cm" svg:x2="15.191cm" svg:y2="16.591cm">
          <text:p/>
        </draw:line>
        <draw:line draw:style-name="gr13" draw:text-style-name="P1" draw:layer="layout" svg:x1="17.975cm" svg:y1="13.016cm" svg:x2="21.691cm" svg:y2="16.691cm">
          <text:p/>
        </draw:line>
        <draw:line draw:style-name="gr13" draw:text-style-name="P1" draw:layer="layout" svg:x1="23.091cm" svg:y1="13.391cm" svg:x2="23.066cm" svg:y2="16.66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07:29:16.012384905</dc:date>
    <meta:editing-duration>PT7M45S</meta:editing-duration>
    <meta:editing-cycles>5</meta:editing-cycles>
    <meta:generator>LibreOffice/7.5.4.2$MacOSX_AARCH64 LibreOffice_project/36ccfdc35048b057fd9854c757a8b67ec53977b6</meta:generator>
    <meta:document-statistic meta:object-count="37"/>
  </office:meta>
</office:document-meta>
</file>